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3.6cm" style:rel-width="80%" fo:margin-top="0.499cm" fo:margin-bottom="0.499cm" table:align="center"/>
    </style:style>
    <style:style style:name="Tabla1.A" style:family="table-column">
      <style:table-column-properties style:column-width="4.08cm" style:rel-column-width="19660*"/>
    </style:style>
    <style:style style:name="Tabla1.B" style:family="table-column">
      <style:table-column-properties style:column-width="9.52cm" style:rel-column-width="4587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cm" style:rel-width="80%" fo:margin-top="0.499cm" fo:margin-bottom="0.499cm" table:align="center"/>
    </style:style>
    <style:style style:name="Tabla2.A" style:family="table-column">
      <style:table-column-properties style:column-width="4.08cm" style:rel-column-width="19660*"/>
    </style:style>
    <style:style style:name="Tabla2.B" style:family="table-column">
      <style:table-column-properties style:column-width="9.52cm" style:rel-column-width="4587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after="page"/>
    </style:style>
    <style:style style:name="P2" style:family="paragraph" style:parent-style-name="Table_20_Contents">
      <style:paragraph-properties fo:text-align="start" style:justify-single-word="false"/>
      <style:text-properties fo:font-size="10pt"/>
    </style:style>
    <style:style style:name="P3" style:family="paragraph" style:parent-style-name="Table_20_Contents">
      <style:paragraph-properties fo:text-align="start" style:justify-single-word="false"/>
      <style:text-properties fo:font-size="6pt"/>
    </style:style>
    <style:style style:name="P4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10pt"/>
    </style:style>
    <style:style style:name="P5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10pt"/>
    </style:style>
    <style:style style:name="P6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6pt"/>
    </style:style>
    <style:style style:name="P7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6pt"/>
    </style:style>
    <style:style style:name="P8" style:family="paragraph" style:parent-style-name="Table_20_Heading">
      <style:paragraph-properties fo:text-align="start" style:justify-single-word="false"/>
      <style:text-properties fo:font-size="10pt"/>
    </style:style>
    <style:style style:name="P9" style:family="paragraph" style:parent-style-name="Table_20_Heading">
      <style:paragraph-properties fo:text-align="start" style:justify-single-word="false"/>
      <style:text-properties fo:font-size="6pt"/>
    </style:style>
    <style:style style:name="P10" style:family="paragraph" style:parent-style-name="Title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ción de UnoGenerator</text:p>
      <text:p text:style-name="Subtitle">Version: 0.7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ODT 'Hello World' example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p text:style-name="P1"/>
      <text:h text:style-name="Heading_20_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4047651672" text:style-name="List_20_1">
        <text:list-item>
          <text:p text:style-name="Puntitos">ODT with standard template (Recomended). There is a predefined template in code called 'standard.odt', inside this python module, to help you with edition, although you can use your own ones. With this mode you can create new documents</text:p>
        </text:list-item>
      </text:list>
      <text:p text:style-name="Code">from unogenerator import ODT_Standard<text:line-break/>doc=ODT_Standard()</text:p>
      <text:list xml:id="list94620867573401" text:continue-numbering="true" text:style-name="List_20_1">
        <text:list-item>
          <text:p text:style-name="Puntitos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94620252079806" text:continue-numbering="true" text:style-name="List_20_1">
        <text:list-item>
          <text:p text:style-name="Puntitos">ODT without template.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</text:p>
      <table:table table:name="Tabla1" table:style-name="Tabla1">
        <table:table-column table:style-name="Tabla1.A"/>
        <table:table-column table:style-name="Tabla1.B"/>
        <table:table-row table:style-name="TableLine140427983672736">
          <table:table-cell table:style-name="Tabla1.A1" office:value-type="string">
            <text:p text:style-name="P8">Concepto</text:p>
          </table:table-cell>
          <table:table-cell table:style-name="Tabla1.B1" office:value-type="string">
            <text:p text:style-name="P8">Valor</text:p>
          </table:table-cell>
        </table:table-row>
        <table:table-row table:style-name="TableLine140427983672736">
          <table:table-cell table:style-name="Tabla1.A2" office:value-type="string">
            <text:p text:style-name="P2">Texto</text:p>
          </table:table-cell>
          <table:table-cell table:style-name="Tabla1.B2" office:value-type="string">
            <text:p text:style-name="P2">Esto es un texto</text:p>
          </table:table-cell>
        </table:table-row>
        <table:table-row table:style-name="TableLine140427983672736">
          <table:table-cell table:style-name="Tabla1.A2" office:value-type="string">
            <text:p text:style-name="P2">Fecha y hora</text:p>
          </table:table-cell>
          <table:table-cell table:style-name="Tabla1.B2" office:value-type="string">
            <text:p text:style-name="P4">2021-10-07 09:46:17.123231</text:p>
          </table:table-cell>
        </table:table-row>
        <table:table-row table:style-name="TableLine140427983672736">
          <table:table-cell table:style-name="Tabla1.A2" office:value-type="string">
            <text:p text:style-name="P2">Fecha</text:p>
          </table:table-cell>
          <table:table-cell table:style-name="Tabla1.B2" office:value-type="string">
            <text:p text:style-name="P4">2021-10-07</text:p>
          </table:table-cell>
        </table:table-row>
        <table:table-row table:style-name="TableLine140427983672736">
          <table:table-cell table:style-name="Tabla1.A2" office:value-type="string">
            <text:p text:style-name="P2">Float</text:p>
          </table:table-cell>
          <table:table-cell table:style-name="Tabla1.B2" office:value-type="string">
            <text:p text:style-name="P4">12.121</text:p>
          </table:table-cell>
        </table:table-row>
        <table:table-row table:style-name="TableLine140427983672736">
          <table:table-cell table:style-name="Tabla1.A2" office:value-type="string">
            <text:p text:style-name="P2">Divisa</text:p>
          </table:table-cell>
          <table:table-cell table:style-name="Tabla1.B2" office:value-type="string">
            <text:p text:style-name="P5">-12.12 €</text:p>
          </table:table-cell>
        </table:table-row>
        <text:soft-page-break/>
        <table:table-row table:style-name="TableLine140427983672736">
          <table:table-cell table:style-name="Tabla1.A2" office:value-type="string">
            <text:p text:style-name="P2">Porcentaje</text:p>
          </table:table-cell>
          <table:table-cell table:style-name="Tabla1.B2" office:value-type="string">
            <text:p text:style-name="P4">33.33 %</text:p>
          </table:table-cell>
        </table:table-row>
      </table:table>
      <text:p text:style-name="Standard"/>
      <table:table table:name="Tabla2" table:style-name="Tabla2" table:template-name="3D">
        <table:table-column table:style-name="Tabla2.A"/>
        <table:table-column table:style-name="Tabla2.B"/>
        <table:table-row table:style-name="TableLine140427983993408">
          <table:table-cell table:style-name="Tabla2.A1" office:value-type="string">
            <text:p text:style-name="P9">Concepto</text:p>
          </table:table-cell>
          <table:table-cell table:style-name="Tabla2.B1" office:value-type="string">
            <text:p text:style-name="P9">Valor</text:p>
          </table:table-cell>
        </table:table-row>
        <table:table-row table:style-name="TableLine140427983993408">
          <table:table-cell table:style-name="Tabla2.A2" office:value-type="string">
            <text:p text:style-name="P3">Texto</text:p>
          </table:table-cell>
          <table:table-cell table:style-name="Tabla2.B2" office:value-type="string">
            <text:p text:style-name="P3">Esto es un texto</text:p>
          </table:table-cell>
        </table:table-row>
        <table:table-row table:style-name="TableLine140427983993408">
          <table:table-cell table:style-name="Tabla2.A2" office:value-type="string">
            <text:p text:style-name="P3">Fecha y hora</text:p>
          </table:table-cell>
          <table:table-cell table:style-name="Tabla2.B2" office:value-type="string">
            <text:p text:style-name="P7">2021-10-07 09:46:17.123231</text:p>
          </table:table-cell>
        </table:table-row>
        <table:table-row table:style-name="TableLine140427983993408">
          <table:table-cell table:style-name="Tabla2.A2" office:value-type="string">
            <text:p text:style-name="P3">Fecha</text:p>
          </table:table-cell>
          <table:table-cell table:style-name="Tabla2.B2" office:value-type="string">
            <text:p text:style-name="P7">2021-10-07</text:p>
          </table:table-cell>
        </table:table-row>
        <table:table-row table:style-name="TableLine140427983993408">
          <table:table-cell table:style-name="Tabla2.A2" office:value-type="string">
            <text:p text:style-name="P3">Float</text:p>
          </table:table-cell>
          <table:table-cell table:style-name="Tabla2.B2" office:value-type="string">
            <text:p text:style-name="P7">12.121</text:p>
          </table:table-cell>
        </table:table-row>
        <table:table-row table:style-name="TableLine140427983993408">
          <table:table-cell table:style-name="Tabla2.A2" office:value-type="string">
            <text:p text:style-name="P3">Divisa</text:p>
          </table:table-cell>
          <table:table-cell table:style-name="Tabla2.B2" office:value-type="string">
            <text:p text:style-name="P6">-12.12 €</text:p>
          </table:table-cell>
        </table:table-row>
        <table:table-row table:style-name="TableLine140427983993408">
          <table:table-cell table:style-name="Tabla2.A2" office:value-type="string">
            <text:p text:style-name="P3">Porcentaje</text:p>
          </table:table-cell>
          <table:table-cell table:style-name="Tabla2.B2" office:value-type="string">
            <text:p text:style-name="P7">33.33 %</text:p>
          </table:table-cell>
        </table:table-row>
      </table:table>
      <text:p text:style-name="Standard"/>
      <text:h text:style-name="Heading_20_2" text:outline-level="2">Listas y listas numeradas</text:h>
      <text:p text:style-name="Standard">Lista simle</text:p>
      <text:list xml:id="list94619847881542" text:continue-numbering="true" text:style-name="List_20_1">
        <text:list-item>
          <text:p text:style-name="Puntitos">Prueba hola no. Prueba hola no. Prueba hola no. Prueba hola no. Prueba hola no. Prueba hola no. Prueba hola no. </text:p>
        </text:list-item>
        <text:list-item>
          <text:p text:style-name="Puntitos">Adios</text:p>
        </text:list-item>
        <text:list-item>
          <text:p text:style-name="Puntitos">Bienvenido</text:p>
        </text:list-item>
      </text:list>
      <text:p text:style-name="P1"/>
      <text:h text:style-name="Heading_20_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7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7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7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/>
      <text:p text:style-name="P1"/>
      <text:h text:style-name="Heading_20_1" text:outline-level="1">ODS</text:h>
      <text:h text:style-name="Heading_20_2" text:outline-level="2">ODS 'Hello World' example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09:46:16</meta:creation-date>
    <meta:generator>LibreOffice/7.1.6.2.0$Linux_X86_64 LibreOffice_project/10$Build-2</meta:generator>
    <meta:editing-duration>PT2S</meta:editing-duration>
    <meta:editing-cycles>2</meta:editing-cycles>
    <meta:initial-creator>Turulomio</meta:initial-creator>
    <dc:description>This file have been generated with UnoGenerator-0.7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07T09:46:19.242399902</dc:date>
    <dc:title>Documentación de UnoGenerator</dc:title>
    <meta:document-statistic meta:table-count="2" meta:image-count="106" meta:object-count="0" meta:page-count="6" meta:paragraph-count="73" meta:word-count="519" meta:character-count="3450" meta:non-whitespace-character-count="2997"/>
  </office:meta>
</office:document-meta>
</file>